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E000001DC1C878C4E5D36C1F7.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099000001B476BF782099213261.png" manifest:media-type="image/png"/>
  <manifest:file-entry manifest:full-path="Pictures/10000201000001B20000024B0FCA6211C24C9061.png" manifest:media-type="image/png"/>
  <manifest:file-entry manifest:full-path="Pictures/100002010000042E000001DC82C946FF77568F2B.png" manifest:media-type="image/png"/>
  <manifest:file-entry manifest:full-path="Pictures/1000020100000097000001A573B1CDF36EB4B9EB.png" manifest:media-type="image/png"/>
  <manifest:file-entry manifest:full-path="Pictures/10000201000001D60000014CAEDC9B7E0FACA7ED.png" manifest:media-type="image/png"/>
  <manifest:file-entry manifest:full-path="Pictures/10000201000001130000005A12747FBA6A621032.png" manifest:media-type="image/png"/>
  <manifest:file-entry manifest:full-path="Pictures/1000020100000099000001B4A61BCCDA8C2A769A.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2460000040829C7CE11886EAEA5.png" manifest:media-type="image/png"/>
  <manifest:file-entry manifest:full-path="Pictures/1000020100000213000001303C3F4E044A3DAD4F.png" manifest:media-type="image/png"/>
  <manifest:file-entry manifest:full-path="Pictures/100002010000012E000001138F069523E2D7FFB9.png" manifest:media-type="image/png"/>
  <manifest:file-entry manifest:full-path="Pictures/100002010000017600000156A0EE1311776814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e34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6270416" text:id="ct56270416">
          <text:insertion>
            <office:change-info>
              <dc:creator>Sara Boch</dc:creator>
              <dc:date>2013-12-10T09:40:00</dc:date>
            </office:change-info>
          </text:insertion>
        </text:changed-region>
        <text:changed-region xml:id="ct56349344" text:id="ct56349344">
          <text:deletion>
            <office:change-info>
              <dc:creator>Sara Boch</dc:creator>
              <dc:date>2013-12-10T09:55:00</dc:date>
            </office:change-info>
            <text:p text:style-name="P1">Picture 2.</text:p>
          </text:deletion>
        </text:changed-region>
        <text:changed-region xml:id="ct56368672" text:id="ct56368672">
          <text:insertion>
            <office:change-info>
              <dc:creator>Sara Boch</dc:creator>
              <dc:date>2013-12-10T09:55:00</dc:date>
            </office:change-info>
          </text:insertion>
        </text:changed-region>
        <text:changed-region xml:id="ct56363312" text:id="ct56363312">
          <text:insertion>
            <office:change-info>
              <dc:creator>Sara Boch</dc:creator>
              <dc:date>2013-12-10T09:59:00</dc:date>
            </office:change-info>
          </text:insertion>
        </text:changed-region>
        <text:changed-region xml:id="ct56377536" text:id="ct56377536">
          <text:insertion>
            <office:change-info>
              <dc:creator>Sara Boch</dc:creator>
              <dc:date>2013-12-10T10:00:00</dc:date>
            </office:change-info>
          </text:insertion>
        </text:changed-region>
        <text:changed-region xml:id="ct56330736" text:id="ct56330736">
          <text:deletion>
            <office:change-info>
              <dc:creator>Sara Boch</dc:creator>
              <dc:date>2013-12-10T10:00:00</dc:date>
            </office:change-info>
            <text:p text:style-name="P2">customise</text:p>
          </text:deletion>
        </text:changed-region>
        <text:changed-region xml:id="ct56345936" text:id="ct56345936">
          <text:insertion>
            <office:change-info>
              <dc:creator>Sara Boch</dc:creator>
              <dc:date>2013-12-10T10:06:00</dc:date>
            </office:change-info>
          </text:insertion>
        </text:changed-region>
        <text:changed-region xml:id="ct56404288" text:id="ct56404288">
          <text:insertion>
            <office:change-info>
              <dc:creator>Sara Boch</dc:creator>
              <dc:date>2013-12-10T10:04:00</dc:date>
            </office:change-info>
          </text:insertion>
        </text:changed-region>
        <text:changed-region xml:id="ct56383600" text:id="ct56383600">
          <text:insertion>
            <office:change-info>
              <dc:creator>Sara Boch</dc:creator>
              <dc:date>2013-12-10T10:19:00</dc:date>
            </office:change-info>
          </text:insertion>
        </text:changed-region>
        <text:changed-region xml:id="ct56377184" text:id="ct56377184">
          <text:insertion>
            <office:change-info>
              <dc:creator>Sara Boch</dc:creator>
              <dc:date>2013-12-10T10:21:00</dc:date>
            </office:change-info>
          </text:insertion>
        </text:changed-region>
        <text:changed-region xml:id="ct56346304" text:id="ct56346304">
          <text:deletion>
            <office:change-info>
              <dc:creator>Sara Boch</dc:creator>
              <dc:date>2013-12-10T10:22:00</dc:date>
            </office:change-info>
            <text:p text:style-name="P3">s</text:p>
          </text:deletion>
        </text:changed-region>
        <text:changed-region xml:id="ct56385312" text:id="ct56385312">
          <text:insertion>
            <office:change-info>
              <dc:creator>Sara Boch</dc:creator>
              <dc:date>2013-12-10T10:41:00</dc:date>
            </office:change-info>
          </text:insertion>
        </text:changed-region>
        <text:changed-region xml:id="ct56413680" text:id="ct56413680">
          <text:deletion>
            <office:change-info>
              <dc:creator>Sara Boch</dc:creator>
              <dc:date>2013-12-10T10:23:00</dc:date>
            </office:change-info>
            <text:p text:style-name="P4">s</text:p>
          </text:deletion>
        </text:changed-region>
        <text:changed-region xml:id="ct56385536" text:id="ct56385536">
          <text:deletion>
            <office:change-info>
              <dc:creator>Sara Boch</dc:creator>
              <dc:date>2013-12-10T10:41:00</dc:date>
            </office:change-info>
            <text:p text:style-name="P5">ali</text:p>
          </text:deletion>
        </text:changed-region>
        <text:changed-region xml:id="ct56418864" text:id="ct56418864">
          <text:insertion>
            <office:change-info>
              <dc:creator>Sara Boch</dc:creator>
              <dc:date>2013-12-10T10:23:00</dc:date>
            </office:change-info>
          </text:insertion>
        </text:changed-region>
        <text:changed-region xml:id="ct56404064" text:id="ct56404064">
          <text:insertion>
            <office:change-info>
              <dc:creator>Sara Boch</dc:creator>
              <dc:date>2013-12-10T10:41:00</dc:date>
            </office:change-info>
          </text:insertion>
        </text:changed-region>
        <text:changed-region xml:id="ct56398960" text:id="ct56398960">
          <text:deletion>
            <office:change-info>
              <dc:creator>Sara Boch</dc:creator>
              <dc:date>2013-12-10T10:24:00</dc:date>
            </office:change-info>
            <text:p text:style-name="P4">s</text:p>
          </text:deletion>
        </text:changed-region>
        <text:changed-region xml:id="ct56383344" text:id="ct56383344">
          <text:deletion>
            <office:change-info>
              <dc:creator>Sara Boch</dc:creator>
              <dc:date>2013-12-10T10:41:00</dc:date>
            </office:change-info>
            <text:p text:style-name="P5">ali</text:p>
          </text:deletion>
        </text:changed-region>
        <text:changed-region xml:id="ct56442176" text:id="ct56442176">
          <text:deletion>
            <office:change-info>
              <dc:creator>Sara Boch</dc:creator>
              <dc:date>2013-12-10T10:35:00</dc:date>
            </office:change-info>
            <text:p text:style-name="P6">1</text:p>
          </text:deletion>
        </text:changed-region>
        <text:changed-region xml:id="ct56494784" text:id="ct56494784">
          <text:format-change>
            <office:change-info>
              <dc:creator>Sara Boch</dc:creator>
              <dc:date>2013-12-10T10:51:00</dc:date>
            </office:change-info>
          </text:format-change>
        </text:changed-region>
        <text:changed-region xml:id="ct56496128" text:id="ct56496128">
          <text:format-change>
            <office:change-info>
              <dc:creator>Sara Boch</dc:creator>
              <dc:date>2013-12-10T10:51:00</dc:date>
            </office:change-info>
          </text:format-change>
        </text:changed-region>
        <text:changed-region xml:id="ct56492256" text:id="ct5649225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5</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6270416"/><text:span text:style-name="T21">m</text:span><text:change-end text:change-id="ct5627041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82C946FF77568F2B.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56349344"/><text:change-start text:change-id="ct56368672"/><text:soft-page-break/>Picture 2.<text:change-end text:change-id="ct56368672"/></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6363312"/> <text:change-end text:change-id="ct56363312"/>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3C3F4E044A3DAD4F.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6377536"/><text:span text:style-name="T1">customize</text:span><text:change-end text:change-id="ct56377536"/><text:change text:change-id="ct56330736"/>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8F069523E2D7FFB9.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6345936"/><text:span text:style-name="T1">s</text:span><text:change-end text:change-id="ct56345936"/> need to be done at once. To configure this aspect you can click <text:span text:style-name="T2">Configure</text:span> button below the label <text:span text:style-name="T2">Simulation </text:span><text:soft-page-break/><text:span text:style-name="T2">Steps</text:span>. You will then get<text:change-start text:change-id="ct56404288"/> <text:change-end text:change-id="ct56404288"/><text:change-start text:change-id="ct56383600"/><text:span text:style-name="T22">the</text:span><text:change-end text:change-id="ct5638360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A0EE131177681442.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29C7CE11886EAEA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6377184"/><text:span text:style-name="T22">s</text:span><text:change-end text:change-id="ct56377184"/> in the right column. The first configuration option<text:change text:change-id="ct56346304"/> is for <text:span text:style-name="T2">Energy Minim</text:span><text:change-start text:change-id="ct56385312"/><text:span text:style-name="T3">iz</text:span><text:change-end text:change-id="ct56385312"/><text:change text:change-id="ct56413680"/><text:change text:change-id="ct56385536"/><text:span text:style-name="T2">ation</text:span>. This step is performed after adding molecule to water box. Some atoms in that system may collide. The purpose is to move water atoms a bit, so dynamics simulation will not start in <text:change-start text:change-id="ct56418864"/><text:span text:style-name="T23">a </text:span><text:change-end text:change-id="ct5641886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6404064"/><text:span text:style-name="T3">iz</text:span><text:change-end text:change-id="ct56404064"/><text:change text:change-id="ct56398960"/><text:change text:change-id="ct56383344"/><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0FCA6211C24C9061.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12747FBA6A621032.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AEDC9B7E0FACA7ED.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56442176"/><text:span text:style-name="T13">2</text:span>.0:</text:p>
      <text:list xml:id="list9112468327791202771"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4719714632150701210"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6494784"/><text:span text:style-name="T20">btchtm</text:span>@ug.<text:change-end text:change-id="ct56494784"/><text:span text:style-name="T24">edu</text:span><text:change-start text:change-id="ct56496128"/>.pl<text:change-end text:change-id="ct56496128"/>)<text:change-start text:change-id="ct56492256"/></text:p>
      <text:p text:style-name="P8">- Sara Boch Kminikowska<text:change-end text:change-id="ct56492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51</meta:editing-cycles>
    <dc:date>2015-12-07T13:02:15.102593444</dc:date>
    <meta:editing-duration>PT3H54M36S</meta:editing-duration>
    <meta:document-statistic meta:table-count="0" meta:image-count="16" meta:object-count="0" meta:page-count="18" meta:paragraph-count="106" meta:word-count="1751" meta:character-count="10769" meta:non-whitespace-character-count="9104"/>
  </office:meta>
</office:document-meta>
</file>